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7c669e" officeooo:paragraph-rsid="007c669e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e896d" officeooo:paragraph-rsid="001e896d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fo:font-weight="bold" officeooo:rsid="001e896d" officeooo:paragraph-rsid="001e896d" style:font-weight-asian="bold" style:font-weight-complex="bold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461b37" officeooo:paragraph-rsid="004923f5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4d7152" officeooo:paragraph-rsid="0052bd01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52bd01" officeooo:paragraph-rsid="0052bd01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rsid="00231dbc" officeooo:paragraph-rsid="00231dbc"/>
    </style:style>
    <style:style style:name="P8" style:family="paragraph" style:parent-style-name="Standard" style:list-style-name="L1">
      <style:paragraph-properties fo:margin-top="0.0791in" fo:margin-bottom="0.0791in" loext:contextual-spacing="false"/>
      <style:text-properties officeooo:rsid="00222eb1" officeooo:paragraph-rsid="00222eb1"/>
    </style:style>
    <style:style style:name="P9" style:family="paragraph" style:parent-style-name="Standard" style:list-style-name="L2">
      <style:paragraph-properties fo:margin-top="0.0791in" fo:margin-bottom="0.0791in" loext:contextual-spacing="false"/>
      <style:text-properties officeooo:rsid="0033fa49" officeooo:paragraph-rsid="0038ef0b"/>
    </style:style>
    <style:style style:name="P10" style:family="paragraph" style:parent-style-name="Standard" style:list-style-name="L1">
      <style:paragraph-properties fo:margin-top="0.0791in" fo:margin-bottom="0.0791in" loext:contextual-spacing="false"/>
      <style:text-properties officeooo:rsid="00354af5" officeooo:paragraph-rsid="00354af5"/>
    </style:style>
    <style:style style:name="P11" style:family="paragraph" style:parent-style-name="Standard" style:list-style-name="L1">
      <style:paragraph-properties fo:margin-top="0.0791in" fo:margin-bottom="0.0791in" loext:contextual-spacing="false"/>
      <style:text-properties officeooo:rsid="00250bd6" officeooo:paragraph-rsid="00250bd6"/>
    </style:style>
    <style:style style:name="P12" style:family="paragraph" style:parent-style-name="Standard" style:list-style-name="L1">
      <style:paragraph-properties fo:margin-top="0.0791in" fo:margin-bottom="0.0791in" loext:contextual-spacing="false"/>
      <style:text-properties officeooo:rsid="002f9203" officeooo:paragraph-rsid="002f9203"/>
    </style:style>
    <style:style style:name="P13" style:family="paragraph" style:parent-style-name="Standard" style:list-style-name="L1">
      <style:paragraph-properties fo:margin-top="0.0791in" fo:margin-bottom="0.0791in" loext:contextual-spacing="false"/>
      <style:text-properties officeooo:rsid="0038ef0b" officeooo:paragraph-rsid="0038ef0b"/>
    </style:style>
    <style:style style:name="P14" style:family="paragraph" style:parent-style-name="Standard" style:list-style-name="L1">
      <style:paragraph-properties fo:margin-top="0.0791in" fo:margin-bottom="0.0791in" loext:contextual-spacing="false"/>
      <style:text-properties officeooo:rsid="00428148" officeooo:paragraph-rsid="00428148"/>
    </style:style>
    <style:style style:name="P15" style:family="paragraph" style:parent-style-name="Standard" style:list-style-name="L1">
      <style:paragraph-properties fo:margin-top="0.0791in" fo:margin-bottom="0.0791in" loext:contextual-spacing="false"/>
      <style:text-properties officeooo:rsid="006d5138" officeooo:paragraph-rsid="006d5138"/>
    </style:style>
    <style:style style:name="P16" style:family="paragraph" style:parent-style-name="Standard" style:list-style-name="L1">
      <style:paragraph-properties fo:margin-top="0.0791in" fo:margin-bottom="0.0791in" loext:contextual-spacing="false"/>
      <style:text-properties officeooo:rsid="00702c73" officeooo:paragraph-rsid="00702c73"/>
    </style:style>
    <style:style style:name="P17" style:family="paragraph" style:parent-style-name="Standard" style:list-style-name="L1">
      <style:paragraph-properties fo:margin-top="0.0791in" fo:margin-bottom="0.0791in" loext:contextual-spacing="false"/>
      <style:text-properties officeooo:rsid="005d1f10" officeooo:paragraph-rsid="005d1f10"/>
    </style:style>
    <style:style style:name="P18" style:family="paragraph" style:parent-style-name="Standard" style:list-style-name="L1">
      <style:paragraph-properties fo:margin-top="0.0791in" fo:margin-bottom="0.0791in" loext:contextual-spacing="false"/>
      <style:text-properties officeooo:rsid="0060998f" officeooo:paragraph-rsid="0060998f"/>
    </style:style>
    <style:style style:name="P19" style:family="paragraph" style:parent-style-name="Standard" style:list-style-name="L1">
      <style:paragraph-properties fo:margin-top="0.0791in" fo:margin-bottom="0.0791in" loext:contextual-spacing="false"/>
      <style:text-properties officeooo:rsid="0064a277" officeooo:paragraph-rsid="0064a277"/>
    </style:style>
    <style:style style:name="P20" style:family="paragraph" style:parent-style-name="Standard">
      <style:paragraph-properties fo:margin-top="0.0791in" fo:margin-bottom="0.0791in" loext:contextual-spacing="false" fo:text-align="center" style:justify-single-word="false"/>
      <style:text-properties officeooo:rsid="002ed7ed" officeooo:paragraph-rsid="002ed7ed"/>
    </style:style>
    <style:style style:name="T1" style:family="text">
      <style:text-properties officeooo:rsid="002cfb6d"/>
    </style:style>
    <style:style style:name="T2" style:family="text">
      <style:text-properties officeooo:rsid="0033fa49"/>
    </style:style>
    <style:style style:name="T3" style:family="text">
      <style:text-properties officeooo:rsid="00370669"/>
    </style:style>
    <style:style style:name="T4" style:family="text">
      <style:text-properties officeooo:rsid="003dbbfc"/>
    </style:style>
    <style:style style:name="T5" style:family="text">
      <style:text-properties officeooo:rsid="00400962"/>
    </style:style>
    <style:style style:name="T6" style:family="text">
      <style:text-properties officeooo:rsid="00406efe"/>
    </style:style>
    <style:style style:name="T7" style:family="text">
      <style:text-properties officeooo:rsid="004923f5"/>
    </style:style>
    <style:style style:name="T8" style:family="text">
      <style:text-properties officeooo:rsid="004b14ef"/>
    </style:style>
    <style:style style:name="T9" style:family="text">
      <style:text-properties officeooo:rsid="004b574b"/>
    </style:style>
    <style:style style:name="T10" style:family="text">
      <style:text-properties officeooo:rsid="004ea097"/>
    </style:style>
    <style:style style:name="T11" style:family="text">
      <style:text-properties officeooo:rsid="00706886"/>
    </style:style>
    <style:style style:name="T12" style:family="text">
      <style:text-properties officeooo:rsid="007473b1"/>
    </style:style>
    <style:style style:name="T13" style:family="text">
      <style:text-properties officeooo:rsid="0077f91c"/>
    </style:style>
    <style:style style:name="T14" style:family="text">
      <style:text-properties fo:font-size="28pt" style:font-size-asian="28pt" style:font-size-complex="2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4">HMC(Heeyo Motor Controller) Road Map</text:span></text:p>
      <text:list xml:id="list1204325737" text:style-name="L1">
        <text:list-item>
          <text:p text:style-name="P2">Support for BLDC</text:p>
          <text:list>
            <text:list-item>
              <text:p text:style-name="P3">Hall sensor based trapezoidal waveform control method</text:p>
            </text:list-item>
            <text:list-item>
              <text:p text:style-name="P2">FOC sinusoidal waveform control</text:p>
              <text:list>
                <text:list-item>
                  <text:p text:style-name="P4"><text:span text:style-name="T7">IPD(</text:span>Initial Position Detect<text:span text:style-name="T7">)</text:span> support(So motor doesn’t go backward on ramp up : <text:span text:style-name="T11">no align</text:span>)</text:p>
                </text:list-item>
              </text:list>
            </text:list-item>
            <text:list-item>
              <text:p text:style-name="P2">Mixed sinusoidal <text:span text:style-name="T9">+ Trapezoidal</text:span> waveform control(Hall sensor + <text:span text:style-name="T8">FOC</text:span>)</text:p>
            </text:list-item>
            <text:list-item>
              <text:p text:style-name="P5">Motor Synchronous/<text:span text:style-name="T10">Asynchronous control support</text:span></text:p>
              <text:list>
                <text:list-item>
                  <text:p text:style-name="P6">dead time insertion support(if possible. DRV support it)</text:p>
                </text:list-item>
              </text:list>
            </text:list-item>
            <text:list-item>
              <text:p text:style-name="P7">Longer goal is to make <text:span text:style-name="T1">ESC to</text:span> push enough power to go up hill while stopping.</text:p>
            </text:list-item>
          </text:list>
        </text:list-item>
        <text:list-item>
          <text:p text:style-name="P8">Setting/<text:span text:style-name="T6">Logging</text:span> <text:span text:style-name="T2">Software</text:span></text:p>
        </text:list-item>
      </text:list>
      <text:list xml:id="list2098437515" text:style-name="L2">
        <text:list-item>
          <text:list>
            <text:list-item>
              <text:p text:style-name="P9">Made of <text:span text:style-name="T3">java/qt to support multi platform.(ubuntu/windows/osx)</text:span></text:p>
            </text:list-item>
          </text:list>
        </text:list-item>
      </text:list>
      <text:list xml:id="list235201592091291" text:continue-list="list1204325737" text:style-name="L1">
        <text:list-item>
          <text:list>
            <text:list-item>
              <text:p text:style-name="P10">Through PC/Phone</text:p>
            </text:list-item>
            <text:list-item>
              <text:p text:style-name="P11">Motor setting for FOC control method.</text:p>
              <text:list>
                <text:list-item>
                  <text:p text:style-name="P11">Each motor has different parameter. So need to be adjusted.</text:p>
                </text:list-item>
              </text:list>
            </text:list-item>
            <text:list-item>
              <text:p text:style-name="P12">Current limit setting</text:p>
            </text:list-item>
            <text:list-item>
              <text:p text:style-name="P13"><text:span text:style-name="T4">Real time</text:span> data log<text:span text:style-name="T5">ging</text:span> through on-board serial USB(CDC protocol)</text:p>
            </text:list-item>
            <text:list-item>
              <text:p text:style-name="P14">On-board SD card for debugging purpose(?maybe)</text:p>
            </text:list-item>
            <text:list-item>
              <text:p text:style-name="P15">Logging list</text:p>
              <text:list>
                <text:list-item>
                  <text:p text:style-name="P15">Current/Voltage/Power consumption</text:p>
                </text:list-item>
                <text:list-item>
                  <text:p text:style-name="P15">Temperature</text:p>
                </text:list-item>
                <text:list-item>
                  <text:p text:style-name="P15">RPM / Speed / distance traveled</text:p>
                </text:list-item>
                <text:list-item>
                  <text:p text:style-name="P16">Errors</text:p>
                </text:list-item>
              </text:list>
            </text:list-item>
          </text:list>
        </text:list-item>
        <text:list-item>
          <text:p text:style-name="P17">Various speed control method support</text:p>
          <text:list>
            <text:list-item>
              <text:p text:style-name="P18">On-board nRF24/BT considering</text:p>
            </text:list-item>
            <text:list-item>
              <text:p text:style-name="P19"><text:span text:style-name="T12">M</text:span>any other control method commonly used<text:span text:style-name="T13">(UART/SPI/I2C/ADC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9:19:44.021093540</meta:creation-date>
    <dc:date>2018-03-05T23:51:35.862145133</dc:date>
    <meta:editing-duration>PT2H14M46S</meta:editing-duration>
    <meta:editing-cycles>58</meta:editing-cycles>
    <meta:generator>LibreOffice/5.4.5.1$Linux_X86_64 LibreOffice_project/40m0$Build-1</meta:generator>
    <meta:document-statistic meta:table-count="0" meta:image-count="0" meta:object-count="0" meta:page-count="1" meta:paragraph-count="25" meta:word-count="165" meta:character-count="1047" meta:non-whitespace-character-count="931"/>
  </office:meta>
</office:document-meta>
</file>